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064375cm" style:use-optimal-column-width="true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6.8010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5"/>
        <table:table-row table:style-name="ro1">
          <table:table-cell office:value-type="string" table:style-name="ce2">
            <text:p>IMAGE LINK</text:p>
          </table:table-cell>
          <table:table-cell office:value-type="string" table:style-name="ce3">
            <text:p>Checked?</text:p>
          </table:table-cell>
          <table:table-cell office:value-type="string" table:style-name="ce3">
            <text:p>Corrected?</text:p>
          </table:table-cell>
          <table:table-cell office:value-type="string" table:style-name="ce3">
            <text:p>Notes: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5thEpisod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Action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dren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gath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irstrikeMark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ienvsPredator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liedMarin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lternate/GibDeath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mmoSatch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6">
            <text:p>Amulets&amp;Arm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s correcting at JS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nachrono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nkhofL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osta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pprenticeofDSpari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balestotAnci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chonofH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morS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rxFatalis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SMDShock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AugmentedArachnotr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by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kersLegac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aphometsEy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eyes -&gt; baphometseyes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achUmbrell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rename from Umbrella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BeheadedKamikaz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io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ackandGreen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1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2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Gho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lustSphe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BloodyCh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koftheD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ootsoftheNor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acersofFor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onze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R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llet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rningCorpse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utcher(Gu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olanter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i(sli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ct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gesTexturePackVol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eramicPotte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ndelie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Beta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asm-TheRif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eshire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hick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ind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aymoreM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lockTowerBe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lou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mputerMachi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reTentac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unterstrik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owSkul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imsonBan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rusadersOfMight&amp;Magic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ultoftheSerpentSta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CyClon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Skelet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ggerfall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ikata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mageandLowHealthEffec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is a jpg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arkBas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arkForce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BIGFONTPlai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ad/Swamp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adCorvu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constructIndustri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monicPowerDo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scentI&amp;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eed to change JSON!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vastato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ation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evilWor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oge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isciple(withmele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25SS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3BloodDeca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3Keycard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Ligh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exture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64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Potpourri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RPGGhou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SmallfontSqua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oomTerrainSplas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omTexturesforDoom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oubleBladedChain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DrDoctor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alBarrelLaser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Atomic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keNukem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usk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goSmas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b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meraldAmule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emyDoll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forc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hancedCacodem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nlightening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rrat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ternalDoomResourc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onsnStu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plosiveSuper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at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nalDoom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BLUTorch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Doom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Hexen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Pillars(Strife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reSerpe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istsofFur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ar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Feas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eshSpaw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oorandCeilingLanter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lyK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od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cefieldLaserb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erScientistsPack2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untainofRejuven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eezeRif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rostFa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usionArachn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den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rgoyleWin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tling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hostbustersDoom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lassTechPilla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ldenFleeceSheep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othic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ay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Grenad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desElement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CutSoldi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lf-Lif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andoftheWraith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dlessZombieScientis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arbine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avyMetalFAKKII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llB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reticII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HexenTree&amp;Leaf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Probably needs changing at source ad has ampersand…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conoftheRave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Condens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Shadow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fon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IDTe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dUpperBol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KPack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aler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mprovedDBigFont+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nPursuitofGree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onspra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ronCrossb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IWadBrightmap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Juggernau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arasawa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ingpi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Knif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boratoryGlas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meduk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rgeBloodContain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serArena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&amp;MudGole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office:value-type="string" table:style-name="ce5">
            <text:p>???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vab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avaFlo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egendoftheSevenPalad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ghtColumnVari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mestoneCaveFormatio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iquidFountai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ordofHeres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Lycanthrop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60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chinegunZombiema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eslayerTexture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alDron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icSpark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gnetSaw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lic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pDevelopment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bleColumn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Corps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rineSupply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?? MarineStuff.pn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rs3D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skofTerro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axPayn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dieval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Bi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Mementwo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ecrafti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niplicity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nsterHea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ortis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ysteriesotSithTex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borgCommando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ail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Barre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ecrodomeRoc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Animations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ightmar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1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MNCorpVol2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ir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ughtPointFou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uclearMissile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gro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ilBarre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utlaws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(burntstum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lmtre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tchedUp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entacleofProjec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ipeBomb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Beam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asmaRepeat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ofFireResistanc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tionVariant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slave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owerUpRingSpawner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XFireSki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syren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ump-Action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d-Shotgun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2Smal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Chain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akeI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Quiv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dix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inSimp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coloredDoom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dneckRampage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turnToCastleWolfenstein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volver(PS)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Regeneratio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ngoftheOw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otNerveGasLaunch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iseoftheTriad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Pil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cketZombieI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merosDoomDumpGo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ilorScout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wedOff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epterofSoul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eamsScreamsScream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crollofHellfir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aweed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eekerBazooka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CasterTexture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dowWarrio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arkwithLaser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ellKit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hirtlessBeheadedMar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de-By-Side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lverTexturePack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mplyUnreal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gleBarrelShotgun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nisterMachine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kullCandl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mallBloodContain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malltrees&amp;bush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MG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oldierOfFortun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olidSnakeBig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olidSnakeSmall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oulSpawn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parkleSpawn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parks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PAS-12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pellBind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inedGlassWindow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lagmitesandStalactit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rTrekEliteForceTex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tusReport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atusReportBig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eam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rifeBloodyColumn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trongholdPowerPa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uperShiel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uperShotgun(KDiZD)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ystemShock2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SystemShock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alismanoftheDepth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chGizmo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eveeGol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kWar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eleportSmokeSpawner.png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4">
            <text:p>TeslaCann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eCircle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underFX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hunderPortal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ilet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meoftheForsake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meoftheUnholy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oMuchBrown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chVariation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mentstein3D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TorturedBar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berMinigu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adKnight(dualaxe)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erwaterBubbl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dyingTextur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nmakerZombie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DoomEdit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sefulFlatsTexturePack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TNTPyro-Cannon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Uzi.png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ousDoomKey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llTorche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ndofEmbers.png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4">
            <text:p>WarlordofHel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chesterYellowboy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nd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itchaven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ensteinGor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olfHowl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Wraith(D3)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XtraLitesTexturePack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YellowLamp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Big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Doom2012Upper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Henchman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manRifle.pn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ombiePlasmaScientist.png</text:p>
          </table:table-cell>
          <table:table-cell table:number-columns-repeated="16383"/>
        </table:table-row>
        <table:table-row table:number-rows-repeated="1048225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office:value-type="string" table:style-name="ce1">
            <text:p>https://github.com/smeghammer/r_mirror/raw/master/_num/5thEpisod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lternate/GibDeaths.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github.com/smeghammer/r_mirror/raw/master/a/Anachrono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SMDShock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a/Auto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kersLegac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aphometsEy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Gho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loodyChai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RP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b/Butcher(Gu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asm-TheRift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hic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c/ClaymoreMin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arkBas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ead/SwampTre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in JSON o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d/Doom25SS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Ligh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64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Potpourri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oomTexturesforDoom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d/DualBarrelLas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e/EternalDoomResourc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Doom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rePillars(Hexen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f/FistsofFury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atling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g/Gray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avy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T heavy machinegun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h/HellBas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h/HexenTree&amp;LeafVariant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i/IDTe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m/MagicSpark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lic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axPayne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m/MysteriesotSith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Animations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n/Nightmar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lave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Stim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owerUpRing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XFireSki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syr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p/Pump-ActionShot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d-Shotgun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2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Chaingu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akeI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q/Quiver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dix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ainSimp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coloredDoom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turnToCastleWolfenstein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evolver(PS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ngofRegenerati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otNerveGasLaunch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iseoftheTriad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Pi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cketZombieII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r/RomerosDoomDumpGo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eamsScreamsScream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crollofHellfir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eawee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dowWarrio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arkwithLas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hellKi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hirtlessBeheadedMarin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ilve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kullCand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BloodContainer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malltrees&amp;bus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lidSnakeSma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oul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leSpawn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park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quirre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https://github.com/smeghammer/r_mirror/raw/master/s/StainedGlassWindow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lagmitesandStalactit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TrekEliteForceTex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rvingRa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atusReport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trongholdPowerPa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upplyBo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s/SystemShock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ekWar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<text:a xlink:href="https://github.com/smeghammer/r_mirror/raw/master/t/TeleportSmokeSpawner.zip">https://github.com/smeghammer/r_mirror/raw/master/t/TeleportSmokeSpawner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hunderFX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meoftheForsake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oMuchBrow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chVariatio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ormentstein3D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t/TrashCan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ACSniperRifl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github.com/smeghammer/r_mirror/raw/master/u/UndeadKnight(dualaxe)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dyingTextur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nmakerZombie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<text:a xlink:href="https://github.com/smeghammer/r_mirror/raw/master/u/UsefulDoomEdits.zip">https://github.com/smeghammer/r_mirror/raw/master/u/UsefulDoomEdits.zip</text:a>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github.com/smeghammer/r_mirror/raw/master/u/UsefulFlat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u/UTNTPyro-Cannon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v/VariousDoomKey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llTorche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ndofEmbers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arlordofHell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w/Witchaven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x/XtraLitesTexturePack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DoomBig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github.com/smeghammer/r_mirror/raw/master/z/ZombiePlasmaScientist.zip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8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16383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Sheet1.A4:Sheet1.A351">
          <table:sort>
            <table:sort-by table:field-number="0"/>
          </table:sort>
        </table:database-range>
        <table:database-range table:target-range-address="Sheet2.A1:Sheet2.D1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ilas Jewitt</meta:initial-creator>
    <dc:creator>Silas Jewitt</dc:creator>
    <meta:creation-date>2021-06-19T19:53:15Z</meta:creation-date>
    <dc:date>2021-06-27T20:08:51Z</dc:date>
    <meta:editing-duration>PT0S</meta:editing-duration>
  </office:meta>
</office:document-meta>
</file>